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0c7d" officeooo:paragraph-rsid="00010c7d" style:font-weight-asian="bold" style:font-weight-complex="bold"/>
    </style:style>
    <style:style style:name="P2" style:family="paragraph" style:parent-style-name="Standard">
      <style:text-properties fo:font-weight="normal" officeooo:rsid="00010c7d" officeooo:paragraph-rsid="00010c7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s de variables </text:p>
      <text:p text:style-name="P1"/>
      <text:p text:style-name="P2">proyecto 1</text:p>
      <text:p text:style-name="P2">-conts string</text:p>
      <text:p text:style-name="P2">-conts int</text:p>
      <text:p text:style-name="P2">-conts decimal</text:p>
      <text:p text:style-name="P2">- string</text:p>
      <text:p text:style-name="P2"><text:tab/>entrada= “”</text:p>
      <text:p text:style-name="P2">-decimal</text:p>
      <text:p text:style-name="P2">-int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5:08:40.317000000</meta:creation-date>
    <dc:date>2022-12-18T15:12:52.993000000</dc:date>
    <meta:editing-duration>PT4M12S</meta:editing-duration>
    <meta:editing-cycles>1</meta:editing-cycles>
    <meta:document-statistic meta:table-count="0" meta:image-count="0" meta:object-count="0" meta:page-count="1" meta:paragraph-count="9" meta:word-count="17" meta:character-count="100" meta:non-whitespace-character-count="90"/>
    <meta:generator>LibreOffice/7.2.4.1$Windows_X86_64 LibreOffice_project/27d75539669ac387bb498e35313b970b7fe9c4f9</meta:generator>
  </office:meta>
</office:document-meta>
</file>